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9510C5FEE647BF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96cm, 10.542cm, 22.051cm, 11.0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2cm" svg:height="11.587cm" svg:x="0.4cm" svg:y="0.3cm">
          <draw:image xlink:href="Pictures/10000000000005E8000007E079510C5FEE647BF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4:57:58.931133899</dc:date>
    <meta:editing-duration>PT3M26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